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290.8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240.86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182.44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892.06pt"/>
    </style:style>
    <style:style style:name="co14" style:family="table-column">
      <style:table-column-properties fo:break-before="auto" style:column-width="73.56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284.34pt"/>
    </style:style>
    <style:style style:name="co18" style:family="table-column">
      <style:table-column-properties fo:break-before="auto" style:column-width="65.11pt"/>
    </style:style>
    <style:style style:name="co19" style:family="table-column">
      <style:table-column-properties fo:break-before="auto" style:column-width="29.54pt"/>
    </style:style>
    <style:style style:name="co20" style:family="table-column">
      <style:table-column-properties fo:break-before="auto" style:column-width="30.36pt"/>
    </style:style>
    <style:style style:name="co21" style:family="table-column">
      <style:table-column-properties fo:break-before="auto" style:column-width="28.8pt"/>
    </style:style>
    <style:style style:name="co22" style:family="table-column">
      <style:table-column-properties fo:break-before="auto" style:column-width="33.39pt"/>
    </style:style>
    <style:style style:name="co23" style:family="table-column">
      <style:table-column-properties fo:break-before="auto" style:column-width="236.49pt"/>
    </style:style>
    <style:style style:name="co24" style:family="table-column">
      <style:table-column-properties fo:break-before="auto" style:column-width="253.5pt"/>
    </style:style>
    <style:style style:name="co25" style:family="table-column">
      <style:table-column-properties fo:break-before="auto" style:column-width="55.05pt"/>
    </style:style>
    <style:style style:name="co26" style:family="table-column">
      <style:table-column-properties fo:break-before="auto" style:column-width="49.41pt"/>
    </style:style>
    <style:style style:name="co27" style:family="table-column">
      <style:table-column-properties fo:break-before="auto" style:column-width="186.29pt"/>
    </style:style>
    <style:style style:name="co28" style:family="table-column">
      <style:table-column-properties fo:break-before="auto" style:column-width="214.61pt"/>
    </style:style>
    <style:style style:name="co29" style:family="table-column">
      <style:table-column-properties fo:break-before="auto" style:column-width="69.45pt"/>
    </style:style>
    <style:style style:name="co30" style:family="table-column">
      <style:table-column-properties fo:break-before="auto" style:column-width="913.66pt"/>
    </style:style>
    <style:style style:name="co31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end" fo:margin-left="0pt"/>
    </style:style>
    <style:style style:name="ce9" style:family="table-cell" style:parent-style-name="Default" style:data-style-name="N100">
      <style:table-cell-properties fo:background-color="#99ff9f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e6e6e6"/>
    </style:style>
    <style:style style:name="ce14" style:family="table-cell" style:parent-style-name="Default">
      <style:table-cell-properties fo:background-color="#99ff9f"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fo:background-color="#99ff9f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10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3" office:value-type="string">
            <text:p>Value</text:p>
          </table:table-cell>
          <table:table-cell table:style-name="ce1" office:value-type="string">
            <text:p>Definition</text:p>
          </table:table-cell>
          <table:table-cell table:style-name="ce6" office:value-type="string">
            <text:p>m-class-#</text:p>
          </table:table-cell>
          <table:table-cell table:style-name="ce11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">
            <text:p>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4</text:p>
          </table:table-cell>
          <table:table-cell office:value-type="string">
            <text:p>RFJ8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2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7" office:value-type="string">
            <text:p>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7" office:value-type="string">
            <text:p>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3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office:value-type="float" office:value="4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2" office:value-type="string">
            <text:p>Higher executiv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Business manager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Administrative Personnel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Clerical/Sales worker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Skilled Manual Employe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2" office:value-type="string">
            <text:p>Machine Operator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2" office:value-type="string">
            <text:p>Unskilled Employe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2" office:value-type="string">
            <text:p>Unemploy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table:style-name="ce7" office:value-type="string">
            <text:p>311.102</text:p>
          </table:table-cell>
          <table:table-cell office:value-type="float" office:value="5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office:value-type="string">
            <text:p>Femal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6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office:value-type="string">
            <text:p>i</text:p>
          </table:table-cell>
          <table:table-cell office:value-type="string">
            <text:p>in</text:p>
          </table:table-cell>
          <table:table-cell table:style-name="ce7" office:value-type="string">
            <text:p>311.102</text:p>
          </table:table-cell>
          <table:table-cell office:value-type="float" office:value="6.1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cm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office:value-type="string">
            <text:p>p</text:p>
          </table:table-cell>
          <table:table-cell office:value-type="string">
            <text:p>lbs</text:p>
          </table:table-cell>
          <table:table-cell table:style-name="ce7" office:value-type="string">
            <text:p>311.102</text:p>
          </table:table-cell>
          <table:table-cell office:value-type="float" office:value="6.3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2" office:value-type="string">
            <text:p>kg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6.4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office:value-type="float" office:value="7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Hispanic or Latino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2" office:value-type="string">
            <text:p>Not Hispanic or Latino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office:value-type="float" office:value="7.1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w</text:p>
          </table:table-cell>
          <table:table-cell table:style-name="ce2" office:value-type="string">
            <text:p>Whit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</text:p>
          </table:table-cell>
          <table:table-cell table:style-name="ce2" office:value-type="string">
            <text:p>Spanish / Hispanic / Latino (N/A 10/2007)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Black or African American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i</text:p>
          </table:table-cell>
          <table:table-cell table:style-name="ce2" office:value-type="string">
            <text:p>American Indian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2" office:value-type="string">
            <text:p>Alaska Nativ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string">
            <text:p>Asian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p</text:p>
          </table:table-cell>
          <table:table-cell table:style-name="ce2" office:value-type="string">
            <text:p>Native Hawaiian or Other Pacific Islander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string">
            <text:p>t</text:p>
          </table:table-cell>
          <table:table-cell table:style-name="ce2" office:value-type="string">
            <text:p>Two or mo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string">
            <text:p>o</text:p>
          </table:table-cell>
          <table:table-cell table:style-name="ce2" office:value-type="string">
            <text:p>Other (specify) (N/A 10/2007)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7.2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office:value-type="float" office:value="8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2" office:value-type="string">
            <text:p>did not complete high school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s</text:p>
          </table:table-cell>
          <table:table-cell table:style-name="ce2" office:value-type="string">
            <text:p>completed high school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sc</text:p>
          </table:table-cell>
          <table:table-cell table:style-name="ce2" office:value-type="string">
            <text:p>started colleg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ts</text:p>
          </table:table-cell>
          <table:table-cell table:style-name="ce2" office:value-type="string">
            <text:p>completed trade school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ad</text:p>
          </table:table-cell>
          <table:table-cell table:style-name="ce2" office:value-type="string">
            <text:p>completed 2-year college degre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bd</text:p>
          </table:table-cell>
          <table:table-cell table:style-name="ce2" office:value-type="string">
            <text:p>completed 4-year college degre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gd</text:p>
          </table:table-cell>
          <table:table-cell table:style-name="ce2" office:value-type="string">
            <text:p>advanced degree (e.g., Master's, J.D., M.D., Ph.D.)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9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9.1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9.2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2"/>
          <table:table-cell table:style-name="ce9" office:value-type="string">
            <text:p>+311.102</text:p>
          </table:table-cell>
          <table:table-cell table:style-name="ce9" office:value-type="string">
            <text:p>+10</text:p>
          </table:table-cell>
          <table:table-cell table:style-name="ce15" office:value-type="string">
            <text:p>PRACTITIONER NAME</text:p>
          </table:table-cell>
          <table:table-cell table:style-name="ce15"/>
          <table:table-cell table:style-name="ce15" office:value-type="string">
            <text:p>0;21</text:p>
          </table:table-cell>
          <table:table-cell table:style-name="ce15" office:value-type="string">
            <text:p>FJ3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2"/>
          <table:table-cell table:style-name="ce9" office:value-type="string">
            <text:p>+311.102</text:p>
          </table:table-cell>
          <table:table-cell table:style-name="ce9" office:value-type="string">
            <text:p>+10</text:p>
          </table:table-cell>
          <table:table-cell table:style-name="ce15" office:value-type="string">
            <text:p>PRACTITIONER NAME</text:p>
          </table:table-cell>
          <table:table-cell table:style-name="ce15"/>
          <table:table-cell table:style-name="ce15" office:value-type="string">
            <text:p>0;21</text:p>
          </table:table-cell>
          <table:table-cell table:style-name="ce15" office:value-type="string">
            <text:p>FJ3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0.1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1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office:value-type="string">
            <text:p>c</text:p>
          </table:table-cell>
          <table:table-cell office:value-type="string">
            <text:p>current</text:p>
          </table:table-cell>
          <table:table-cell table:style-name="ce7" office:value-type="string">
            <text:p>311.102</text:p>
          </table:table-cell>
          <table:table-cell office:value-type="float" office:value="12.1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office:value-type="string">
            <text:p>former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2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2.2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2.3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2.4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3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3.1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3.2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3.3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4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4.1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4.2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5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5.1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6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7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7.1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7.2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7.3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8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8.1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20.1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20.2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19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9.1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19.2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1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21.1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21.2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2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3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2"/>
          <table:table-cell table:style-name="ce7" office:value-type="string">
            <text:p>311.102</text:p>
          </table:table-cell>
          <table:table-cell office:value-type="float" office:value="23.1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3.2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4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style-name="ce7" office:value-type="string">
            <text:p>311.102</text:p>
          </table:table-cell>
          <table:table-cell office:value-type="float" office:value="24.1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2" office:value-type="string">
            <text:p>Moderate/Sev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5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2" office:value-type="string">
            <text:p>?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style-name="ce7" office:value-type="string">
            <text:p>311.102</text:p>
          </table:table-cell>
          <table:table-cell office:value-type="float" office:value="25.1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2" office:value-type="string">
            <text:p>Moderate/Sev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office:value-type="float" office:value="26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office:value-type="string">
            <text:p>b</text:p>
          </table:table-cell>
          <table:table-cell office:value-type="string">
            <text:p>Yes</text:p>
          </table:table-cell>
          <table:table-cell table:style-name="ce9" office:value-type="string">
            <text:p>*311.102</text:p>
          </table:table-cell>
          <table:table-cell table:style-name="ce14" office:value-type="string">
            <text:p>*26.1</text:p>
          </table:table-cell>
          <table:table-cell table:style-name="ce15" office:value-type="string">
            <text:p>SYMPTOMS CHECK</text:p>
          </table:table-cell>
          <table:table-cell table:style-name="ce15"/>
          <table:table-cell table:style-name="ce15" office:value-type="string">
            <text:p>3;0</text:p>
          </table:table-cell>
          <table:table-cell table:style-name="ce15" office:value-type="string">
            <text:p>311.10212S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 office:value-type="string">
            <text:p>Yes</text:p>
          </table:table-cell>
          <table:table-cell table:style-name="ce9" office:value-type="string">
            <text:p>*311.10212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SYMPTOMS CHECK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b:cough producing bloody material;h:persistent hoarseness;l:unexplained weight loss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office:value-type="string">
            <text:p>l</text:p>
          </table:table-cell>
          <table:table-cell office:value-type="string">
            <text:p>Yes</text:p>
          </table:table-cell>
          <table:table-cell table:style-name="ce9" office:value-type="string">
            <text:p>*311.10212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SYMPTOMS CHECK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b:cough producing bloody material;h:persistent hoarseness;l:unexplained weight loss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 office:value-type="string">
            <text:p>Yes</text:p>
          </table:table-cell>
          <table:table-cell table:style-name="ce9" office:value-type="string">
            <text:p>*311.10212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SYMPTOMS CHECK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b:cough producing bloody material;h:persistent hoarseness;l:unexplained weight loss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27</text:p>
          </table:table-cell>
          <table:table-cell office:value-type="string">
            <text:p>CHEST CT WHEN</text:p>
          </table:table-cell>
          <table:table-cell/>
          <table:table-cell office:value-type="string">
            <text:p>4;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string">
            <text:p>less than 6 months ago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6-18 months ago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office:value-type="string">
            <text:p>18 months to 3 years ago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3 years to 5 years ago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2" office:value-type="string">
            <text:p>over 5 years ago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2" office:value-type="string">
            <text:p>never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office:value-type="string">
            <text:p>i</text:p>
          </table:table-cell>
          <table:table-cell/>
          <table:table-cell table:style-name="ce9" office:value-type="string">
            <text:p>*311.102</text:p>
          </table:table-cell>
          <table:table-cell table:style-name="ce14" office:value-type="string">
            <text:p>*28.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5;0</text:p>
          </table:table-cell>
          <table:table-cell table:style-name="ce15" office:value-type="string">
            <text:p>311.10213S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office:value-type="string">
            <text:p>j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office:value-type="string">
            <text:p>f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office:value-type="string">
            <text:p>a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office:value-type="string">
            <text:p>e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office:value-type="string">
            <text:p>g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office:value-type="string">
            <text:p>c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/>
          <table:table-cell table:style-name="ce9" office:value-type="string">
            <text:p>*311.10213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SBESTOS OCCUPATION</text:p>
          </table:table-cell>
          <table:table-cell table:style-name="ce15"/>
          <table:table-cell table:style-name="ce15" office:value-type="string">
            <text:p>0;1</text:p>
          </table:table-cell>
          <table:table-cell table:style-name="ce15" office:value-type="string">
            <text:p>MS</text:p>
          </table:table-cell>
          <table:table-cell table:style-name="ce15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 table:style-name="ce2"/>
          <table:table-cell table:style-name="ce9" office:value-type="string">
            <text:p>*311.102</text:p>
          </table:table-cell>
          <table:table-cell table:style-name="ce14" office:value-type="string">
            <text:p>*31.2</text:p>
          </table:table-cell>
          <table:table-cell table:style-name="ce15" office:value-type="string">
            <text:p>SECONDHAND WORK HISTORY</text:p>
          </table:table-cell>
          <table:table-cell table:style-name="ce15"/>
          <table:table-cell table:style-name="ce15" office:value-type="string">
            <text:p>7;0</text:p>
          </table:table-cell>
          <table:table-cell table:style-name="ce15" office:value-type="string">
            <text:p>311.10214A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2"/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2</text:p>
          </table:table-cell>
          <table:table-cell table:style-name="ce2" office:value-type="string">
            <text:p>Work - Age Ran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2</text:p>
          </table:table-cell>
          <table:table-cell table:style-name="ce2" office:value-type="string">
            <text:p>Work - Job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2</text:p>
          </table:table-cell>
          <table:table-cell table:style-name="ce2" office:value-type="string">
            <text:p>Work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2"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3</text:p>
          </table:table-cell>
          <table:table-cell table:style-name="ce2" office:value-type="string">
            <text:p>Work - Age Ran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3</text:p>
          </table:table-cell>
          <table:table-cell table:style-name="ce2" office:value-type="string">
            <text:p>Work - Job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3</text:p>
          </table:table-cell>
          <table:table-cell table:style-name="ce2" office:value-type="string">
            <text:p>Work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2"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4</text:p>
          </table:table-cell>
          <table:table-cell table:style-name="ce2" office:value-type="string">
            <text:p>Work - Age Ran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4</text:p>
          </table:table-cell>
          <table:table-cell table:style-name="ce2" office:value-type="string">
            <text:p>Work - Job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4</text:p>
          </table:table-cell>
          <table:table-cell table:style-name="ce2" office:value-type="string">
            <text:p>Work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2"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 table:style-name="ce2"/>
          <table:table-cell table:style-name="ce9" office:value-type="string">
            <text:p>*311.102</text:p>
          </table:table-cell>
          <table:table-cell table:style-name="ce14" office:value-type="string">
            <text:p>*32.7</text:p>
          </table:table-cell>
          <table:table-cell table:style-name="ce15" office:value-type="string">
            <text:p>SECONDHAND HOME HISTORY</text:p>
          </table:table-cell>
          <table:table-cell table:style-name="ce15"/>
          <table:table-cell table:style-name="ce15" office:value-type="string">
            <text:p>9;0</text:p>
          </table:table-cell>
          <table:table-cell table:style-name="ce15" office:value-type="string">
            <text:p>311.10215A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string">
            <text:p>1-1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15-2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25+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2" office:value-type="string">
            <text:p>Don't Know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2</text:p>
          </table:table-cell>
          <table:table-cell table:style-name="ce2" office:value-type="string">
            <text:p>Live with smoker - A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2</text:p>
          </table:table-cell>
          <table:table-cell table:style-name="ce2" office:value-type="string">
            <text:p>Live with smoker - Amount - 2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string">
            <text:p>1-1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15-2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25+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2" office:value-type="string">
            <text:p>Don't Know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2</text:p>
          </table:table-cell>
          <table:table-cell table:style-name="ce2" office:value-type="string">
            <text:p>House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2"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3</text:p>
          </table:table-cell>
          <table:table-cell table:style-name="ce2" office:value-type="string">
            <text:p>Live with smoker - A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3</text:p>
          </table:table-cell>
          <table:table-cell table:style-name="ce2" office:value-type="string">
            <text:p>Live with smoker - Amount - 3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string">
            <text:p>1-1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15-2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25+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2" office:value-type="string">
            <text:p>Don't Know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3</text:p>
          </table:table-cell>
          <table:table-cell table:style-name="ce2" office:value-type="string">
            <text:p>House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2"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4</text:p>
          </table:table-cell>
          <table:table-cell table:style-name="ce2" office:value-type="string">
            <text:p>Live with smoker - A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2"/>
          <table:table-cell table:style-name="ce9" office:value-type="string">
            <text:p>*311.10215</text:p>
          </table:table-cell>
          <table:table-cell table:style-name="ce14" office:value-type="string">
            <text:p>*.01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Age range</text:p>
          </table:table-cell>
          <table:table-cell table:style-name="ce15" office:value-type="string">
            <text:p>0;1</text:p>
          </table:table-cell>
          <table:table-cell table:style-name="ce15" office:value-type="string">
            <text:p>MFJ2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4</text:p>
          </table:table-cell>
          <table:table-cell table:style-name="ce2" office:value-type="string">
            <text:p>Live with smoker - Amount - 4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.02</text:p>
          </table:table-cell>
          <table:table-cell table:style-name="ce15" office:value-type="string">
            <text:p>AMOUNT SMOKED</text:p>
          </table:table-cell>
          <table:table-cell table:style-name="ce15"/>
          <table:table-cell table:style-name="ce15" office:value-type="string">
            <text:p>0;2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:1-14 cigarettes per day;b:15-24 cigarettes per day;c:25 or more cigarettes per day;d:don't know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string">
            <text:p>1-1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15-24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25+ Cigarettes per d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2" office:value-type="string">
            <text:p>Don't Know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4</text:p>
          </table:table-cell>
          <table:table-cell table:style-name="ce2" office:value-type="string">
            <text:p>House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2" office:value-type="string">
            <text:p>not permitted</text:p>
          </table:table-cell>
          <table:table-cell table:style-name="ce9" office:value-type="string">
            <text:p>*311.10215</text:p>
          </table:table-cell>
          <table:table-cell table:style-name="ce14" office:value-type="string">
            <text:p>*1</text:p>
          </table:table-cell>
          <table:table-cell table:style-name="ce15" office:value-type="string">
            <text:p>SMOKING</text:p>
          </table:table-cell>
          <table:table-cell table:style-name="ce15"/>
          <table:table-cell table:style-name="ce15" office:value-type="string">
            <text:p>0;3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:not permitted;r:restricted;y:allowed anywhere;</text:p>
          </table:table-cell>
          <table:table-cell table:style-name="ce15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2" office:value-type="string">
            <text:p>restricte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allowed anywh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9" office:value-type="string">
            <text:p>+311.102</text:p>
          </table:table-cell>
          <table:table-cell table:style-name="ce14" office:value-type="string">
            <text:p>+29.4</text:p>
          </table:table-cell>
          <table:table-cell table:style-name="ce15" office:value-type="string">
            <text:p>LAST CIGARETTE DATE</text:p>
          </table:table-cell>
          <table:table-cell table:style-name="ce15"/>
          <table:table-cell table:style-name="ce15" office:value-type="string">
            <text:p>6;6</text:p>
          </table:table-cell>
          <table:table-cell table:style-name="ce15" office:value-type="string">
            <text:p>D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3"/>
          <table:table-cell table:style-name="ce5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3"/>
          <table:table-cell table:style-name="ce5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3"/>
          <table:table-cell table:style-name="ce5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3"/>
          <table:table-cell table:style-name="ce5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3"/>
          <table:table-cell table:style-name="ce5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 office:value-type="float" office:value="18">
            <text:p>18</text:p>
          </table:table-cell>
          <table:table-cell table:style-name="ce2" office:value-type="float" office:value="18">
            <text:p>18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3"/>
          <table:table-cell table:style-name="ce5" office:value-type="float" office:value="19">
            <text:p>19</text:p>
          </table:table-cell>
          <table:table-cell table:style-name="ce2" office:value-type="float" office:value="19">
            <text:p>19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3"/>
          <table:table-cell table:style-name="ce5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3"/>
          <table:table-cell table:style-name="ce5" office:value-type="float" office:value="21">
            <text:p>21</text:p>
          </table:table-cell>
          <table:table-cell table:style-name="ce2" office:value-type="float" office:value="21">
            <text:p>21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style-name="ce5" office:value-type="float" office:value="22">
            <text:p>22</text:p>
          </table:table-cell>
          <table:table-cell table:style-name="ce2" office:value-type="float" office:value="22">
            <text:p>22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3"/>
          <table:table-cell table:style-name="ce5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3"/>
          <table:table-cell table:style-name="ce5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3"/>
          <table:table-cell table:style-name="ce5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3"/>
          <table:table-cell table:style-name="ce5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3"/>
          <table:table-cell table:style-name="ce5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3"/>
          <table:table-cell table:style-name="ce5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3"/>
          <table:table-cell table:style-name="ce5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3"/>
          <table:table-cell table:style-name="ce5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3"/>
          <table:table-cell table:style-name="ce5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9" office:value-type="string">
            <text:p>+311.102</text:p>
          </table:table-cell>
          <table:table-cell table:style-name="ce14" office:value-type="string">
            <text:p>+29.4</text:p>
          </table:table-cell>
          <table:table-cell table:style-name="ce15" office:value-type="string">
            <text:p>LAST CIGARETTE DATE</text:p>
          </table:table-cell>
          <table:table-cell table:style-name="ce15"/>
          <table:table-cell table:style-name="ce15" office:value-type="string">
            <text:p>6;6</text:p>
          </table:table-cell>
          <table:table-cell table:style-name="ce15" office:value-type="string">
            <text:p>D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2" office:value-type="string">
            <text:p>Jan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Feb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Mar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Apr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Ma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2" office:value-type="string">
            <text:p>Jun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2" office:value-type="string">
            <text:p>Jul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2" office:value-type="string">
            <text:p>Aug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2" office:value-type="string">
            <text:p>Sep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2" office:value-type="string">
            <text:p>Oc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2" office:value-type="string">
            <text:p>Nov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2" office:value-type="string">
            <text:p>Dec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2"/>
          <table:table-cell table:style-name="ce9" office:value-type="string">
            <text:p>+311.102</text:p>
          </table:table-cell>
          <table:table-cell table:style-name="ce14" office:value-type="string">
            <text:p>+29.4</text:p>
          </table:table-cell>
          <table:table-cell table:style-name="ce15" office:value-type="string">
            <text:p>LAST CIGARETTE DATE</text:p>
          </table:table-cell>
          <table:table-cell table:style-name="ce15"/>
          <table:table-cell table:style-name="ce15" office:value-type="string">
            <text:p>6;6</text:p>
          </table:table-cell>
          <table:table-cell table:style-name="ce15" office:value-type="string">
            <text:p>D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2-5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6-10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2" office:value-type="string">
            <text:p>10+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2" office:value-type="float" office:value="0">
            <text:p>0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2" office:value-type="string">
            <text:p>2-5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2" office:value-type="string">
            <text:p>6-10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2" office:value-type="string">
            <text:p>10+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, within the next 30 day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m</text:p>
          </table:table-cell>
          <table:table-cell table:style-name="ce2" office:value-type="string">
            <text:p>yes, within the next 6 month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2" office:value-type="string">
            <text:p>no, not thinking of quitting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Very goo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Goo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Fair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Poor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Very littl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Somewha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Quite a lo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Could not do physical activiti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A little bi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Som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Quite a lo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Could not do daily work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Very Mil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Mild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Moderatel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Sev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2" office:value-type="string">
            <text:p>Very sever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Quite a lo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Som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A littl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Non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Very littl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Somewha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Quite a lo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Could not do social actitivit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Slightl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Moderatel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Quite a lo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Extremely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2" office:value-type="string">
            <text:p>Very little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2" office:value-type="string">
            <text:p>Somewha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2" office:value-type="string">
            <text:p>Quite a lot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2" office:value-type="string">
            <text:p>Could not do daily activiti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style-name="ce7" office:value-type="string">
            <text:p>311.102</text:p>
          </table:table-cell>
          <table:table-cell table:style-name="ce10" office:value-type="string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2" office:value-type="string">
            <text:p>Yes</text:p>
          </table:table-cell>
          <table:table-cell table:style-name="ce8"/>
          <table:table-cell table:style-name="ce13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2"/>
          <table:table-cell table:style-name="ce7" office:value-type="string">
            <text:p>311.102</text:p>
          </table:table-cell>
          <table:table-cell table:style-name="ce10" office:value-type="string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 table:number-rows-repeated="104820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ielcap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Req.</text:p>
          </table:table-cell>
          <table:table-cell table:style-name="ce1" office:value-type="string">
            <text:p>Indx.</text:p>
          </table:table-cell>
          <table:table-cell table:style-name="ce1" office:value-type="string">
            <text:p>Edit.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Comments</text:p>
          </table:table-cell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2" office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5"/>
          <table:table-cell office:value-type="string">
            <text:p>DEPRECATED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Higher executiv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Business manager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Administrative Personnel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Clerical/Sales workers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killed Manual Employees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Machine Operators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Unskilled Employees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Unemployed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l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emal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cm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lbs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k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Hispanic or Latin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t Hispanic or Latino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w</text:p>
          </table:table-cell>
          <table:table-cell office:value-type="string">
            <text:p>White</text:p>
          </table:table-cell>
          <table:table-cell office:value-type="string">
            <text:p>Previously 'Caucasian'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Spanish / Hispanic / Latino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Black or African American</text:p>
          </table:table-cell>
          <table:table-cell office:value-type="string">
            <text:p>Previously 'African American / West Indian / Caribbean'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American India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Alaska Nativ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Asia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p</text:p>
          </table:table-cell>
          <table:table-cell office:value-type="string">
            <text:p>Native Hawaiian or Other Pacific Islander</text:p>
          </table:table-cell>
          <table:table-cell office:value-type="string">
            <text:p>Previously 'Pacific Islander'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string">
            <text:p>t</text:p>
          </table:table-cell>
          <table:table-cell office:value-type="string">
            <text:p>Two or more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Other (specify)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did not complete high school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completed high school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sc</text:p>
          </table:table-cell>
          <table:table-cell office:value-type="string">
            <text:p>started colleg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ts</text:p>
          </table:table-cell>
          <table:table-cell office:value-type="string">
            <text:p>completed trade school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ad</text:p>
          </table:table-cell>
          <table:table-cell office:value-type="string">
            <text:p>completed 2-year college degre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bd</text:p>
          </table:table-cell>
          <table:table-cell office:value-type="string">
            <text:p>completed 4-year college degre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gd</text:p>
          </table:table-cell>
          <table:table-cell office:value-type="string">
            <text:p>advanced degree (e.g., Master's, J.D., M.D., Ph.D.)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curr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orm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less than 6 months ag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6-18 months ago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18 months to 3 years ago</text:p>
          </table:table-cell>
          <table:table-cell office:value-type="string">
            <text:p>1.44b - New category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3 years to 5 years ago</text:p>
          </table:table-cell>
          <table:table-cell office:value-type="string">
            <text:p>1.44b - Previously '18 months to 5 years ago'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over 5 years ago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e</text:p>
          </table:table-cell>
          <table:table-cell office:value-type="string">
            <text:p>nev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Previously 'Carbon Monoxide (ppm)'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j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2</text:p>
          </table:table-cell>
          <table:table-cell office:value-type="string">
            <text:p>Work - Age Ran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2</text:p>
          </table:table-cell>
          <table:table-cell office:value-type="string">
            <text:p>Work - Job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2</text:p>
          </table:table-cell>
          <table:table-cell office:value-type="string">
            <text:p>Work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3</text:p>
          </table:table-cell>
          <table:table-cell office:value-type="string">
            <text:p>Work - Age Ran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3</text:p>
          </table:table-cell>
          <table:table-cell office:value-type="string">
            <text:p>Work - Job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3</text:p>
          </table:table-cell>
          <table:table-cell office:value-type="string">
            <text:p>Work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4</text:p>
          </table:table-cell>
          <table:table-cell office:value-type="string">
            <text:p>Work - Age Ran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4</text:p>
          </table:table-cell>
          <table:table-cell office:value-type="string">
            <text:p>Work - Job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4</text:p>
          </table:table-cell>
          <table:table-cell office:value-type="string">
            <text:p>Work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DEPRECATED v1.4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2</text:p>
          </table:table-cell>
          <table:table-cell office:value-type="string">
            <text:p>Live with smoker - A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2</text:p>
          </table:table-cell>
          <table:table-cell office:value-type="string">
            <text:p>Live with smoker - Amount - 2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2</text:p>
          </table:table-cell>
          <table:table-cell office:value-type="string">
            <text:p>House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3</text:p>
          </table:table-cell>
          <table:table-cell office:value-type="string">
            <text:p>Live with smoker - A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3</text:p>
          </table:table-cell>
          <table:table-cell office:value-type="string">
            <text:p>Live with smoker - Amount - 3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3</text:p>
          </table:table-cell>
          <table:table-cell office:value-type="string">
            <text:p>House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4</text:p>
          </table:table-cell>
          <table:table-cell office:value-type="string">
            <text:p>Live with smoker - A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4</text:p>
          </table:table-cell>
          <table:table-cell office:value-type="string">
            <text:p>Live with smoker - Amount - 4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4</text:p>
          </table:table-cell>
          <table:table-cell office:value-type="string">
            <text:p>House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number-columns-repeated="2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number-columns-repeated="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number-columns-repeated="2"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number-columns-repeated="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number-columns-repeated="2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number-columns-repeated="2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number-columns-repeated="2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number-columns-repeated="2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number-columns-repeated="2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number-columns-repeated="2"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number-columns-repeated="2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number-columns-repeated="2"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number-columns-repeated="2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number-columns-repeated="2"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  <table:table-cell table:number-columns-repeated="2"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  <table:table-cell table:number-columns-repeated="2"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number-columns-repeated="6"/>
          <table:table-cell table:number-columns-repeated="2"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number-columns-repeated="6"/>
          <table:table-cell table:number-columns-repeated="2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  <table:table-cell table:number-columns-repeated="2"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  <table:table-cell table:number-columns-repeated="2"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  <table:table-cell table:number-columns-repeated="2"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  <table:table-cell table:number-columns-repeated="2"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number-columns-repeated="6"/>
          <table:table-cell table:number-columns-repeated="2"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, within the next 30 day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yes, within the next 6 month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, not thinking of quittin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goo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physical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 little bi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work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Mil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evere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Very 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 littl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social actitivi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Slightl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Extremely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1020"/>
        </table:table-row>
      </table:table>
      <table:table table:name="m" table:style-name="ta1" table:print="false">
        <office:forms form:automatic-focus="false" form:apply-design-mode="false"/>
        <table:table-column table:style-name="co25" table:default-cell-style-name="ce7"/>
        <table:table-column table:style-name="co26" table:default-cell-style-name="ce10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number-columns-repeated="1016" table:default-cell-style-name="Default"/>
        <table:table-row table:style-name="ro1">
          <table:table-cell table:style-name="ce16" office:value-type="string">
            <text:p>m-class-#</text:p>
          </table:table-cell>
          <table:table-cell table:style-name="ce6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.01</text:p>
          </table:table-cell>
          <table:table-cell office:value-type="string">
            <text:p>NAME</text:p>
          </table:table-cell>
          <table:table-cell office:value-type="string">
            <text:p>Patient name</text:p>
          </table:table-cell>
          <table:table-cell office:value-type="string">
            <text:p>0;1</text:p>
          </table:table-cell>
          <table:table-cell office:value-type="string">
            <text:p>R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4</text:p>
          </table:table-cell>
          <table:table-cell office:value-type="string">
            <text:p>RFJ8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0</text:p>
          </table:table-cell>
          <table:table-cell office:value-type="string">
            <text:p>PRACTITIONER NAME</text:p>
          </table:table-cell>
          <table:table-cell/>
          <table:table-cell office:value-type="string">
            <text:p>0;2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6.1</text:p>
          </table:table-cell>
          <table:table-cell office:value-type="string">
            <text:p>EMPHYSEMA OR COPD WHEN</text:p>
          </table:table-cell>
          <table:table-cell/>
          <table:table-cell office:value-type="string">
            <text:p>2;11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6.1</text:p>
          </table:table-cell>
          <table:table-cell office:value-type="string">
            <text:p>SYMPTOMS CHECK</text:p>
          </table:table-cell>
          <table:table-cell/>
          <table:table-cell office:value-type="string">
            <text:p>3;0</text:p>
          </table:table-cell>
          <table:table-cell office:value-type="string">
            <text:p>311.10212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2</text:p>
          </table:table-cell>
          <table:table-cell office:value-type="string">
            <text:p>.01</text:p>
          </table:table-cell>
          <table:table-cell office:value-type="string">
            <text:p>SYMPTOMS CHECK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b:cough producing bloody material;h:persistent hoarseness;l:unexplained weight loss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</text:p>
          </table:table-cell>
          <table:table-cell office:value-type="string">
            <text:p>CHEST CT WHEN</text:p>
          </table:table-cell>
          <table:table-cell/>
          <table:table-cell office:value-type="string">
            <text:p>4;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8.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5;0</text:p>
          </table:table-cell>
          <table:table-cell office:value-type="string">
            <text:p>311.10213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3</text:p>
          </table:table-cell>
          <table:table-cell office:value-type="string">
            <text:p>.0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4</text:p>
          </table:table-cell>
          <table:table-cell office:value-type="string">
            <text:p>LAST CIGARETTE DATE</text:p>
          </table:table-cell>
          <table:table-cell/>
          <table:table-cell office:value-type="string">
            <text:p>6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5</text:p>
          </table:table-cell>
          <table:table-cell office:value-type="string">
            <text:p>QUIT YEARS</text:p>
          </table:table-cell>
          <table:table-cell/>
          <table:table-cell office:value-type="string">
            <text:p>6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1.2</text:p>
          </table:table-cell>
          <table:table-cell office:value-type="string">
            <text:p>SECONDHAND WORK HISTORY</text:p>
          </table:table-cell>
          <table:table-cell/>
          <table:table-cell office:value-type="string">
            <text:p>7;0</text:p>
          </table:table-cell>
          <table:table-cell office:value-type="string">
            <text:p>311.10214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string">
            <text:p>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string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7</text:p>
          </table:table-cell>
          <table:table-cell office:value-type="string">
            <text:p>SECONDHAND HOME HISTORY</text:p>
          </table:table-cell>
          <table:table-cell/>
          <table:table-cell office:value-type="string">
            <text:p>9;0</text:p>
          </table:table-cell>
          <table:table-cell office:value-type="string">
            <text:p>311.10215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string">
            <text:p>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string">
            <text:p>.02</text:p>
          </table:table-cell>
          <table:table-cell office:value-type="string">
            <text:p>AMOUNT SMOKED</text:p>
          </table:table-cell>
          <table:table-cell/>
          <table:table-cell office:value-type="string">
            <text:p>0;2</text:p>
          </table:table-cell>
          <table:table-cell office:value-type="string">
            <text:p>S</text:p>
          </table:table-cell>
          <table:table-cell office:value-type="string">
            <text:p>a:1-14 cigarettes per day;b:15-24 cigarettes per day;c:25 or more cigarettes per day;d:don't know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string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4.4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9/20/2017</text:date>, <text:time>13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erick Marshall</meta:initial-creator>
    <meta:creation-date>2017-09-12T09:28:37</meta:creation-date>
    <dc:date>2017-09-20T13:28:47</dc:date>
    <dc:creator>Frederick Marshall</dc:creator>
    <meta:editing-duration>PT01H41M34S</meta:editing-duration>
    <meta:editing-cycles>7</meta:editing-cycles>
    <meta:generator>NeoOffice/3.2015.12_Classic_Edition$Unix OpenOffice.org_project/Patch 0</meta:generator>
    <meta:document-statistic meta:table-count="3" meta:cell-count="4696" meta:object-count="0"/>
  </office:meta>
</office:document-meta>
</file>